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20.2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17cm" fo:min-width="19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7cm" fo:min-width="20.148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8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0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0.774cm" svg:height="8.083cm" svg:x="3.5cm" svg:y="2.894cm">
          <draw:text-box>
            <text:p>下列表述正确与否</text:p>
            <text:p/>
            <text:p>1. 两个三角形对应角都相等，而且有一条边相等，则这两个三角形全等。</text:p>
            <text:p/>
            <text:p>2. 等腰三角形从顶点向底边做的垂线，中线和角平分线三线重合。</text:p>
            <text:p/>
            <text:p>3. <text:s/>ASS对应相等的两个三角形一定不全等。</text:p>
            <text:p/>
            <text:p>4. <text:s/>AAA 对应相等的两个三角形一定不全等。</text:p>
            <text:p/>
            <text:p>5. <text:s/>SAA 对应相等的两个三角形一定全等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0cm" svg:height="13.067cm" svg:x="3.5cm" svg:y="3.5cm">
          <draw:text-box>
            <text:p>1. 下列单位中不是时间单位的是</text:p>
            <text:p/>
            <text:p><text:tab/>A 月<text:tab/><text:tab/>B 小时<text:tab/>C 秒<text:tab/>D 光年</text:p>
            <text:p/>
            <text:p/>
            <text:p>2. 长度的国际基本单位是</text:p>
            <text:p/>
            <text:p><text:tab/>A 千米<text:tab/>B 公里<text:tab/>C 米<text:tab/>D 毫米</text:p>
            <text:p/>
            <text:p/>
            <text:p>3. 下列单位中哪个不是长度的国际单位</text:p>
            <text:p/>
            <text:p><text:tab/>A 微米<text:tab/>B 英尺<text:tab/>C 千米<text:tab/>D 分米</text:p>
            <text:p/>
            <text:p/>
            <text:p>4. 时间的国际基本单位是</text:p>
            <text:p/>
            <text:p><text:tab/>A 秒<text:tab/><text:tab/>B 小时<text:tab/>C 分钟<text:tab/>D 毫秒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layer="layout" svg:width="20.648cm" svg:height="9.507cm" svg:x="3.5cm" svg:y="3.5cm">
          <draw:text-box>
            <text:p>下列英语划线单词用法哪个是错误的</text:p>
            <text:p/>
            <text:p/>
            <text:p>1. The <text:span text:style-name="T1">school</text:span> is <text:span text:style-name="T1">closed</text:span> because <text:span text:style-name="T1">of</text:span> there is a rain <text:span text:style-name="T1">storm</text:span> tomorrow.</text:p>
            <text:p/>
            <text:p>2. I look <text:span text:style-name="T1">forward</text:span> to <text:span text:style-name="T1">talk</text:span> to you about the <text:span text:style-name="T1">plan</text:span> of the trip to <text:span text:style-name="T1">Canada</text:span>.</text:p>
            <text:p/>
            <text:p>3. Suya <text:span text:style-name="T2">was</text:span> <text:span text:style-name="T1">tiring</text:span> <text:span text:style-name="T1">after</text:span> she<text:span text:style-name="T2"> </text:span><text:span text:style-name="T1">finished</text:span> her <text:span text:style-name="T1">homework</text:span>.</text:p>
            <text:p/>
            <text:p>4. James <text:span text:style-name="T1">went</text:span> <text:span text:style-name="T1">to</text:span> home <text:span text:style-name="T1">at</text:span> 9 <text:span text:style-name="T1">pm</text:span> last night.</text:p>
            <text:p/>
            <text:p>5. The <text:span text:style-name="T1">ocean</text:span> between China <text:span text:style-name="T1">to</text:span> the United States is called <text:span text:style-name="T3">the</text:span> <text:span text:style-name="T1">Pacific</text:span>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5" draw:text-style-name="P1" draw:layer="layout" svg:x1="15.4cm" svg:y1="10.8cm" svg:x2="9.4cm" svg:y2="16.8cm">
          <text:p/>
        </draw:line>
        <draw:line draw:style-name="gr5" draw:text-style-name="P1" draw:layer="layout" svg:x1="15.4cm" svg:y1="10.8cm" svg:x2="17.9cm" svg:y2="16.8cm">
          <text:p/>
        </draw:line>
        <draw:line draw:style-name="gr5" draw:text-style-name="P1" draw:layer="layout" svg:x1="9.4cm" svg:y1="16.8cm" svg:x2="17.9cm" svg:y2="16.8cm">
          <text:p/>
        </draw:line>
        <draw:line draw:style-name="gr5" draw:text-style-name="P1" draw:layer="layout" svg:x1="15.4cm" svg:y1="10.8cm" svg:x2="9.9cm" svg:y2="5.3cm">
          <text:p/>
        </draw:line>
        <draw:line draw:style-name="gr5" draw:text-style-name="P1" draw:layer="layout" svg:x1="9.4cm" svg:y1="16.8cm" svg:x2="3.9cm" svg:y2="11.3cm">
          <text:p/>
        </draw:line>
        <draw:line draw:style-name="gr5" draw:text-style-name="P1" draw:layer="layout" svg:x1="3.9cm" svg:y1="11.3cm" svg:x2="9.9cm" svg:y2="5.3cm">
          <text:p/>
        </draw:line>
        <draw:line draw:style-name="gr5" draw:text-style-name="P1" draw:layer="layout" svg:x1="15.4cm" svg:y1="10.8cm" svg:x2="21.4cm" svg:y2="8.3cm">
          <text:p/>
        </draw:line>
        <draw:line draw:style-name="gr5" draw:text-style-name="P1" draw:layer="layout" svg:x1="17.9cm" svg:y1="16.8cm" svg:x2="23.9cm" svg:y2="14.3cm">
          <text:p/>
        </draw:line>
        <draw:line draw:style-name="gr5" draw:text-style-name="P1" draw:layer="layout" svg:x1="21.4cm" svg:y1="8.3cm" svg:x2="23.9cm" svg:y2="14.3cm">
          <text:p/>
        </draw:line>
        <draw:line draw:style-name="gr5" draw:text-style-name="P1" draw:layer="layout" svg:x1="9.9cm" svg:y1="5.3cm" svg:x2="17.9cm" svg:y2="16.8cm">
          <text:p/>
        </draw:line>
        <draw:line draw:style-name="gr5" draw:text-style-name="P1" draw:layer="layout" svg:x1="9.4cm" svg:y1="16.8cm" svg:x2="21.4cm" svg:y2="8.3cm">
          <text:p/>
        </draw:line>
        <draw:frame draw:style-name="gr6" draw:layer="layout" svg:width="0.925cm" svg:height="0.963cm" svg:x="9.341cm" svg:y="4.3cm">
          <draw:text-box>
            <text:p>A</text:p>
          </draw:text-box>
        </draw:frame>
        <draw:frame draw:style-name="gr6" draw:layer="layout" svg:width="0.925cm" svg:height="0.963cm" svg:x="2.842cm" svg:y="10.901cm">
          <draw:text-box>
            <text:p>B</text:p>
          </draw:text-box>
        </draw:frame>
        <draw:frame draw:style-name="gr7" draw:layer="layout" svg:width="0.959cm" svg:height="0.963cm" svg:x="8.443cm" svg:y="16.902cm">
          <draw:text-box>
            <text:p>C</text:p>
          </draw:text-box>
        </draw:frame>
        <draw:frame draw:style-name="gr7" draw:layer="layout" svg:width="0.959cm" svg:height="0.963cm" svg:x="14.944cm" svg:y="9.403cm">
          <draw:text-box>
            <text:p>D</text:p>
          </draw:text-box>
        </draw:frame>
        <draw:frame draw:style-name="gr6" draw:layer="layout" svg:width="0.925cm" svg:height="0.963cm" svg:x="20.845cm" svg:y="7.304cm">
          <draw:text-box>
            <text:p>E</text:p>
          </draw:text-box>
        </draw:frame>
        <draw:frame draw:style-name="gr8" draw:layer="layout" svg:width="0.891cm" svg:height="0.963cm" svg:x="24.046cm" svg:y="13.905cm">
          <draw:text-box>
            <text:p>F</text:p>
          </draw:text-box>
        </draw:frame>
        <draw:frame draw:style-name="gr9" draw:layer="layout" svg:width="0.997cm" svg:height="0.963cm" svg:x="17.747cm" svg:y="16.806cm">
          <draw:text-box>
            <text:p>G</text:p>
          </draw:text-box>
        </draw:frame>
        <draw:frame draw:style-name="gr10" draw:layer="layout" svg:width="17.301cm" svg:height="0.963cm" svg:x="3.5cm" svg:y="2cm">
          <draw:text-box>
            <text:p>DCG是三角形，ABCD和DEFG是两个正方形，证明AG=C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5" draw:text-style-name="P1" draw:layer="layout" svg:x1="15.401cm" svg:y1="10.801cm" svg:x2="9.401cm" svg:y2="16.801cm">
          <text:p/>
        </draw:line>
        <draw:line draw:style-name="gr5" draw:text-style-name="P1" draw:layer="layout" svg:x1="15.401cm" svg:y1="10.801cm" svg:x2="17.901cm" svg:y2="16.801cm">
          <text:p/>
        </draw:line>
        <draw:line draw:style-name="gr5" draw:text-style-name="P1" draw:layer="layout" svg:x1="9.401cm" svg:y1="16.801cm" svg:x2="17.901cm" svg:y2="16.801cm">
          <text:p/>
        </draw:line>
        <draw:line draw:style-name="gr5" draw:text-style-name="P1" draw:layer="layout" svg:x1="15.401cm" svg:y1="10.801cm" svg:x2="9.901cm" svg:y2="5.301cm">
          <text:p/>
        </draw:line>
        <draw:line draw:style-name="gr5" draw:text-style-name="P1" draw:layer="layout" svg:x1="9.401cm" svg:y1="16.801cm" svg:x2="3.901cm" svg:y2="11.301cm">
          <text:p/>
        </draw:line>
        <draw:line draw:style-name="gr5" draw:text-style-name="P1" draw:layer="layout" svg:x1="3.901cm" svg:y1="11.301cm" svg:x2="9.901cm" svg:y2="5.301cm">
          <text:p/>
        </draw:line>
        <draw:line draw:style-name="gr5" draw:text-style-name="P1" draw:layer="layout" svg:x1="15.401cm" svg:y1="10.801cm" svg:x2="21.401cm" svg:y2="8.301cm">
          <text:p/>
        </draw:line>
        <draw:line draw:style-name="gr5" draw:text-style-name="P1" draw:layer="layout" svg:x1="17.901cm" svg:y1="16.801cm" svg:x2="23.901cm" svg:y2="14.301cm">
          <text:p/>
        </draw:line>
        <draw:line draw:style-name="gr5" draw:text-style-name="P1" draw:layer="layout" svg:x1="21.401cm" svg:y1="8.301cm" svg:x2="23.901cm" svg:y2="14.301cm">
          <text:p/>
        </draw:line>
        <draw:line draw:style-name="gr5" draw:text-style-name="P1" draw:layer="layout" svg:x1="9.901cm" svg:y1="5.301cm" svg:x2="17.901cm" svg:y2="16.801cm">
          <text:p/>
        </draw:line>
        <draw:line draw:style-name="gr5" draw:text-style-name="P1" draw:layer="layout" svg:x1="9.401cm" svg:y1="16.801cm" svg:x2="21.401cm" svg:y2="8.301cm">
          <text:p/>
        </draw:line>
        <draw:frame draw:style-name="gr6" draw:layer="layout" svg:width="0.925cm" svg:height="0.963cm" svg:x="9.342cm" svg:y="4.301cm">
          <draw:text-box>
            <text:p>A</text:p>
          </draw:text-box>
        </draw:frame>
        <draw:frame draw:style-name="gr6" draw:layer="layout" svg:width="0.925cm" svg:height="0.963cm" svg:x="2.843cm" svg:y="10.902cm">
          <draw:text-box>
            <text:p>B</text:p>
          </draw:text-box>
        </draw:frame>
        <draw:frame draw:style-name="gr7" draw:layer="layout" svg:width="0.959cm" svg:height="0.963cm" svg:x="8.444cm" svg:y="16.903cm">
          <draw:text-box>
            <text:p>C</text:p>
          </draw:text-box>
        </draw:frame>
        <draw:frame draw:style-name="gr7" draw:layer="layout" svg:width="0.959cm" svg:height="0.963cm" svg:x="14.945cm" svg:y="9.404cm">
          <draw:text-box>
            <text:p>D</text:p>
          </draw:text-box>
        </draw:frame>
        <draw:frame draw:style-name="gr6" draw:layer="layout" svg:width="0.925cm" svg:height="0.963cm" svg:x="20.846cm" svg:y="7.305cm">
          <draw:text-box>
            <text:p>E</text:p>
          </draw:text-box>
        </draw:frame>
        <draw:frame draw:style-name="gr8" draw:layer="layout" svg:width="0.891cm" svg:height="0.963cm" svg:x="24.047cm" svg:y="13.906cm">
          <draw:text-box>
            <text:p>F</text:p>
          </draw:text-box>
        </draw:frame>
        <draw:frame draw:style-name="gr9" draw:layer="layout" svg:width="0.997cm" svg:height="0.963cm" svg:x="17.748cm" svg:y="16.807cm">
          <draw:text-box>
            <text:p>G</text:p>
          </draw:text-box>
        </draw:frame>
        <draw:line draw:style-name="gr5" draw:text-style-name="P1" draw:layer="layout" svg:x1="17.5cm" svg:y1="9.5cm" svg:x2="18cm" svg:y2="10cm">
          <text:p/>
        </draw:line>
        <draw:line draw:style-name="gr5" draw:text-style-name="P1" draw:layer="layout" svg:x1="17.1cm" svg:y1="13.5cm" svg:x2="15.9cm" svg:y2="13.5cm">
          <text:p/>
        </draw:line>
        <draw:line draw:style-name="gr5" draw:text-style-name="P1" draw:layer="layout" svg:x1="13.5cm" svg:y1="8cm" svg:x2="13cm" svg:y2="9cm">
          <text:p/>
        </draw:line>
        <draw:line draw:style-name="gr5" draw:text-style-name="P1" draw:layer="layout" svg:x1="12.5cm" svg:y1="13cm" svg:x2="13.5cm" svg:y2="13.5cm">
          <text:p/>
        </draw:line>
        <draw:line draw:style-name="gr5" draw:text-style-name="P1" draw:layer="layout" svg:x1="14cm" svg:y1="8.5cm" svg:x2="13.5cm" svg:y2="9.5cm">
          <text:p/>
        </draw:line>
        <draw:line draw:style-name="gr5" draw:text-style-name="P1" draw:layer="layout" svg:x1="13cm" svg:y1="12.5cm" svg:x2="14cm" svg:y2="13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5" draw:text-style-name="P1" draw:layer="layout" svg:x1="8cm" svg:y1="5cm" svg:x2="6.5cm" svg:y2="10cm">
          <text:p/>
        </draw:line>
        <draw:line draw:style-name="gr5" draw:text-style-name="P1" draw:layer="layout" svg:x1="8.5cm" svg:y1="15.5cm" svg:x2="6.5cm" svg:y2="10cm">
          <text:p/>
        </draw:line>
        <draw:line draw:style-name="gr5" draw:text-style-name="P1" draw:layer="layout" svg:x1="8cm" svg:y1="5cm" svg:x2="10cm" svg:y2="10cm">
          <text:p/>
        </draw:line>
        <draw:line draw:style-name="gr5" draw:text-style-name="P1" draw:layer="layout" svg:x1="8.5cm" svg:y1="15.5cm" svg:x2="10cm" svg:y2="10cm">
          <text:p/>
        </draw:line>
        <draw:line draw:style-name="gr5" draw:text-style-name="P1" draw:layer="layout" svg:x1="15cm" svg:y1="7.5cm" svg:x2="15cm" svg:y2="13cm">
          <text:p/>
        </draw:line>
        <draw:line draw:style-name="gr5" draw:text-style-name="P1" draw:layer="layout" svg:x1="20.5cm" svg:y1="7.5cm" svg:x2="20.5cm" svg:y2="13cm">
          <text:p/>
        </draw:line>
        <draw:line draw:style-name="gr5" draw:text-style-name="P1" draw:layer="layout" svg:x1="20.5cm" svg:y1="13cm" svg:x2="15cm" svg:y2="13cm">
          <text:p/>
        </draw:line>
        <draw:line draw:style-name="gr5" draw:text-style-name="P1" draw:layer="layout" svg:x1="20.5cm" svg:y1="7.5cm" svg:x2="15cm" svg:y2="7.5cm">
          <text:p/>
        </draw:line>
        <draw:frame draw:style-name="gr11" draw:layer="layout" svg:width="1.569cm" svg:height="0.963cm" svg:x="7.9cm" svg:y="17cm">
          <draw:text-box>
            <text:p>菱形</text:p>
          </draw:text-box>
        </draw:frame>
        <draw:frame draw:style-name="gr12" draw:layer="layout" svg:width="2.102cm" svg:height="0.963cm" svg:x="16.934cm" svg:y="16.5cm">
          <draw:text-box>
            <text:p>正方形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9M2S</meta:editing-duration>
    <meta:editing-cycles>19</meta:editing-cycles>
    <meta:generator>OpenOffice/4.1.15$Win32 OpenOffice.org_project/4115m2$Build-9813</meta:generator>
    <dc:date>2025-09-13T22:36:00.29</dc:date>
    <dc:creator>Eric Zhang</dc:creator>
    <meta:document-statistic meta:object-count="89"/>
  </office:meta>
</office:document-meta>
</file>